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9.99mm" fo:margin-left="0mm" fo:margin-right="0mm" fo:margin-top="3.81mm" fo:margin-bottom="0mm" table:align="margins"/>
    </style:style>
    <style:style style:name="Table1.A" style:family="table-column">
      <style:table-column-properties style:column-width="46.83mm" style:rel-column-width="18053*"/>
    </style:style>
    <style:style style:name="Table1.C" style:family="table-column">
      <style:table-column-properties style:column-width="46.85mm" style:rel-column-width="18060*"/>
    </style:style>
    <style:style style:name="Table1.D" style:family="table-column">
      <style:table-column-properties style:column-width="29.49mm" style:rel-column-width="11369*"/>
    </style:style>
    <style:style style:name="Table1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cccccc" fo:padding="0.97mm" fo:border="0.05pt solid #000000">
        <style:background-image/>
      </style:table-cell-properties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C2" style:family="table-cell">
      <style:table-cell-properties fo:padding="0.97mm" fo:border-left="0.05pt solid #000000" fo:border-right="none" fo:border-top="none" fo:border-bottom="0.05pt solid #000000"/>
    </style:style>
    <style:style style:name="Table1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none" fo:border-top="none" fo:border-bottom="0.05pt solid #000000"/>
    </style:style>
    <style:style style:name="Table1.B3" style:family="table-cell">
      <style:table-cell-properties fo:padding="0.97mm" fo:border-left="0.05pt solid #000000" fo:border-right="none" fo:border-top="none" fo:border-bottom="0.05pt solid #000000"/>
    </style:style>
    <style:style style:name="Table1.C3" style:family="table-cell">
      <style:table-cell-properties fo:padding="0.97mm" fo:border-left="0.05pt solid #000000" fo:border-right="none" fo:border-top="none" fo:border-bottom="0.05pt solid #000000"/>
    </style:style>
    <style:style style:name="Table1.D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4" style:family="table-cell">
      <style:table-cell-properties fo:padding="0.97mm" fo:border-left="0.05pt solid #000000" fo:border-right="none" fo:border-top="none" fo:border-bottom="0.05pt solid #000000"/>
    </style:style>
    <style:style style:name="Table1.C4" style:family="table-cell">
      <style:table-cell-properties fo:padding="0.97mm" fo:border-left="0.05pt solid #000000" fo:border-right="none" fo:border-top="none" fo:border-bottom="0.05pt solid #000000"/>
    </style:style>
    <style:style style:name="Table1.D4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officeooo:paragraph-rsid="0019177b"/>
    </style:style>
    <style:style style:name="P2" style:family="paragraph" style:parent-style-name="Header">
      <style:paragraph-properties fo:text-align="start" style:justify-single-word="false"/>
      <style:text-properties fo:font-size="12pt" officeooo:paragraph-rsid="0019177b" style:font-size-asian="12pt" style:font-size-complex="12pt"/>
    </style:style>
    <style:style style:name="P3" style:family="paragraph" style:parent-style-name="Footer">
      <style:paragraph-properties fo:text-align="center" style:justify-single-word="false"/>
      <style:text-properties officeooo:paragraph-rsid="0019177b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Table_20_Heading">
      <style:paragraph-properties fo:text-align="center" style:justify-single-word="false"/>
      <style:text-properties style:font-name="Liberation Serif2"/>
    </style:style>
    <style:style style:name="P6" style:family="paragraph" style:parent-style-name="Table_20_Contents">
      <style:text-properties style:font-name="Liberation Serif2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Standard">
      <style:paragraph-properties fo:break-before="page"/>
    </style:style>
    <style:style style:name="P9" style:family="paragraph" style:parent-style-name="Standard">
      <style:text-properties officeooo:paragraph-rsid="00139706"/>
    </style:style>
    <style:style style:name="P10" style:family="paragraph" style:parent-style-name="Standard">
      <style:paragraph-properties fo:margin-left="112.5mm" fo:margin-right="0mm" fo:text-align="end" style:justify-single-word="false" fo:text-indent="0mm" style:auto-text-indent="false"/>
    </style:style>
    <style:style style:name="P11" style:family="paragraph" style:parent-style-name="Standard" style:master-page-name="">
      <style:paragraph-properties fo:margin-left="112.5mm" fo:margin-right="0mm" fo:text-align="end" style:justify-single-word="false" fo:text-indent="0mm" style:auto-text-indent="false" style:page-number="auto" fo:break-before="page"/>
    </style:style>
    <style:style style:name="P12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148e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for each="shipment in records"&gt;</text:placeholder></text:p>
      <text:p text:style-name="P11"><text:placeholder text:placeholder-type="text">&lt;if test="shipment.to_location.warehouse and shipment.to_location.warehouse.address"&gt;</text:placeholder></text:p>
      <text:p text:style-name="P10"><text:placeholder text:placeholder-type="text">&lt;for each="line in shipment.to_location.warehouse.address.full_address.split('\n')"&gt;</text:placeholder></text:p>
      <text:p text:style-name="P10"><text:placeholder text:placeholder-type="text">&lt;line&gt;</text:placeholder></text:p>
      <text:p text:style-name="P10"><text:placeholder text:placeholder-type="text">&lt;/for&gt;</text:placeholder></text:p>
      <text:p text:style-name="P10"><text:placeholder text:placeholder-type="text">&lt;/if&gt;</text:placeholder></text:p>
      <text:p text:style-name="P12">Internal Shipment</text:p>
      <text:p text:style-name="P9"><text:span text:style-name="T2">Shipment Number</text:span><text:span text:style-name="T1">: </text:span><text:span text:style-name="T1"><text:placeholder text:placeholder-type="text">&lt;shipment.number&gt;</text:placeholder></text:span></text:p>
      <text:p text:style-name="Standard"><text:span text:style-name="T1">Reference:</text:span><text:span text:style-name="T3"> </text:span><text:span text:style-name="T3"><text:placeholder text:placeholder-type="text">&lt;shipment.reference or ''&gt;</text:placeholder></text:span></text:p>
      <text:p text:style-name="Standard"><text:span text:style-name="T1">From Location:</text:span> <text:placeholder text:placeholder-type="text">&lt;shipment.from_location.rec_name&gt;</text:placeholder></text:p>
      <text:p text:style-name="Standard"><text:span text:style-name="T1">To Location:</text:span> <text:placeholder text:placeholder-type="text">&lt;shipment.to_location.rec_name&gt;</text:placeholder></text:p>
      <text:p text:style-name="Standard"><text:span text:style-name="T1">Planned Date:</text:span><text:span text:style-name="T3"> </text:span><text:span text:style-name="T3"><text:placeholder text:placeholder-type="text">&lt;shipment.planned_date and format_date(shipment.planned_date, user.language) or ''&gt;</text:placeholder></text:span>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5">From Location</text:p>
            </table:table-cell>
            <table:table-cell table:style-name="Table1.A1" office:value-type="string">
              <text:p text:style-name="P5">To Location</text:p>
            </table:table-cell>
            <table:table-cell table:style-name="Table1.A1" office:value-type="string">
              <text:p text:style-name="P5">Product</text:p>
            </table:table-cell>
            <table:table-cell table:style-name="Table1.D1" office:value-type="string">
              <text:p text:style-name="P5">Quantity</text:p>
            </table:table-cell>
          </table:table-row>
        </table:table-header-rows>
        <table:table-row>
          <table:table-cell table:style-name="Table1.A4" table:number-columns-spanned="2" office:value-type="string">
            <text:p text:style-name="Table_20_Contents"><text:placeholder text:placeholder-type="text">&lt;for each="move in moves[shipment.id]"&gt;</text:placeholder></text:p>
          </table:table-cell>
          <table:covered-table-cell/>
          <table:table-cell table:style-name="Table1.C4" office:value-type="string">
            <text:p text:style-name="P6"/>
          </table:table-cell>
          <table:table-cell table:style-name="Table1.D4" office:value-type="string">
            <text:p text:style-name="P6"/>
          </table:table-cell>
        </table:table-row>
        <table:table-row>
          <table:table-cell table:style-name="Table1.B3" office:value-type="string">
            <text:p text:style-name="Table_20_Contents"><text:placeholder text:placeholder-type="text">&lt;move.from_location.rec_name&gt;</text:placeholder></text:p>
          </table:table-cell>
          <table:table-cell table:style-name="Table1.B3" office:value-type="string">
            <text:p text:style-name="Table_20_Contents"><text:placeholder text:placeholder-type="text">&lt;move.to_location.rec_name&gt;</text:placeholder></text:p>
          </table:table-cell>
          <table:table-cell table:style-name="Table1.C4" office:value-type="string">
            <text:p text:style-name="Table_20_Contents"><text:placeholder text:placeholder-type="text">&lt;move.product.rec_name&gt;</text:placeholder></text:p>
          </table:table-cell>
          <table:table-cell table:style-name="Table1.D4" office:value-type="string">
            <text:p text:style-name="P7"><text:placeholder text:placeholder-type="text">&lt;format_number(move.quantity, user.language, digits=move.unit_digits)&gt;</text:placeholder> <text:placeholder text:placeholder-type="text">&lt;move.uom.symbol&gt;</text:placeholder></text:p>
          </table:table-cell>
        </table:table-row>
        <table:table-row>
          <table:table-cell table:style-name="Table1.A4" table:number-columns-spanned="2" office:value-type="string">
            <text:p text:style-name="Table_20_Contents"><text:placeholder text:placeholder-type="text">&lt;/for&gt;</text:placeholder></text:p>
          </table:table-cell>
          <table:covered-table-cell/>
          <table:table-cell table:style-name="Table1.C4" office:value-type="string">
            <text:p text:style-name="P6"/>
          </table:table-cell>
          <table:table-cell table:style-name="Table1.D4" office:value-type="string">
            <text:p text:style-name="P6"/>
          </table:table-cell>
        </table:table-row>
      </table:table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4.99mm" fo:margin-right="0mm" fo:margin-top="0mm" fo:margin-bottom="0mm" loext:contextual-spacing="false" fo:text-indent="0mm" style:auto-text-indent="false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19177b"/>
    </style:style>
    <style:style style:name="MP2" style:family="paragraph" style:parent-style-name="Footer">
      <style:paragraph-properties fo:text-align="center" style:justify-single-word="false"/>
      <style:text-properties officeooo:paragraph-rsid="0019177b"/>
    </style:style>
    <style:style style:name="MP3" style:family="paragraph" style:parent-style-name="Header">
      <style:paragraph-properties fo:text-align="start" style:justify-single-word="false"/>
      <style:text-properties fo:font-size="12pt" officeooo:paragraph-rsid="0019177b" style:font-size-asian="12pt" style:font-size-complex="12pt"/>
    </style:style>
    <style:style style:name="MP4" style:family="paragraph" style:parent-style-name="Footer">
      <style:paragraph-properties fo:text-align="end" style:justify-single-word="false"/>
    </style:style>
    <style:page-layout style:name="Mpm1">
      <style:page-layout-properties fo:page-width="209.99mm" fo:page-height="296.99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if test="company.header"&gt;</text:placeholder></text:p>
        <text:p text:style-name="MP1"><text:placeholder text:placeholder-type="text">&lt;for each="line in company.header.split('\n')"&gt;</text:placeholder></text:p>
        <text:p text:style-name="MP1"><text:placeholder text:placeholder-type="text">&lt;line&gt;</text:placeholder></text:p>
        <text:p text:style-name="MP1"><text:placeholder text:placeholder-type="text">&lt;/for&gt;</text:placeholder></text:p>
        <text:p text:style-name="MP2"><text:placeholder text:placeholder-type="text">&lt;/if&gt;</text:placeholder></text:p>
        <text:p text:style-name="MP3"><text:placeholder text:placeholder-type="text">&lt;company.rec_name&gt;</text:placeholder></text:p>
      </style:header>
      <style:footer>
        <text:p text:style-name="MP2"><text:placeholder text:placeholder-type="text">&lt;if test="company.footer"&gt;</text:placeholder></text:p>
        <text:p text:style-name="MP2"><text:placeholder text:placeholder-type="text">&lt;for each="line in company.footer.split('\n')"&gt;</text:placeholder></text:p>
        <text:p text:style-name="MP2"><text:placeholder text:placeholder-type="text">&lt;line&gt;</text:placeholder></text:p>
        <text:p text:style-name="MP2"><text:placeholder text:placeholder-type="text">&lt;/for&gt;</text:placeholder></text:p>
        <text:p text:style-name="MP2"><text:placeholder text:placeholder-type="text">&lt;/if&gt;</text:placeholder></text:p>
        <text:p text:style-name="MP4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4.2$OpenBSD_X86_64 LibreOffice_project/00m0$Build-2</meta:generator>
    <meta:initial-creator>Bertrand Chenal</meta:initial-creator>
    <meta:creation-date>2009-03-26T13:54:48</meta:creation-date>
    <dc:date>2016-08-14T17:42:50.327378604</dc:date>
    <meta:editing-cycles>61</meta:editing-cycles>
    <meta:editing-duration>PT7H26M47S</meta:editing-duration>
    <meta:document-statistic meta:table-count="1" meta:image-count="0" meta:object-count="0" meta:page-count="2" meta:paragraph-count="35" meta:word-count="77" meta:character-count="953" meta:non-whitespace-character-count="911"/>
    <meta:user-defined meta:name="Info 1"/>
    <meta:user-defined meta:name="Info 2"/>
    <meta:user-defined meta:name="Info 3"/>
    <meta:user-defined meta:name="Info 4"/>
  </office:meta>
</office:document-meta>
</file>